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.normalizeAndPrint( char c , boolean isAtt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riter.sortAttributes( NamedNodeMap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riter.Writer( boolean canon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printUsag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Writ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normalizeAndPrint( String s , boolean isAt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etCanonical( boolean canon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setOutput( java . io .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write( Node nod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Writer.main( String argv [ ]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8">
            <text:p text:style-name="Table_20_Contents">8</text:p>
          </table:table-cell>
          <table:table-cell office:value-type="float" office:value="205">
            <text:p text:style-name="Table_20_Contents">205</text:p>
          </table:table-cell>
        </table:table-row>
        <table:table-row>
          <table:table-cell office:value-type="string">
            <text:p text:style-name="Table_20_Contents">Writer.getVersion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